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er">
      <style:text-properties officeooo:rsid="0006680e" officeooo:paragraph-rsid="0006680e"/>
    </style:style>
    <style:style style:name="P2" style:family="paragraph" style:parent-style-name="Standard">
      <style:text-properties officeooo:rsid="0006680e" officeooo:paragraph-rsid="0006680e"/>
    </style:style>
    <style:style style:name="P3" style:family="paragraph" style:parent-style-name="Standard">
      <style:text-properties officeooo:rsid="000a4630" officeooo:paragraph-rsid="000a4630"/>
    </style:style>
    <style:style style:name="P4" style:family="paragraph" style:parent-style-name="Standard">
      <style:text-properties officeooo:rsid="000b5ead" officeooo:paragraph-rsid="000b5ead"/>
    </style:style>
    <style:style style:name="P5" style:family="paragraph" style:parent-style-name="Standard">
      <style:text-properties officeooo:rsid="000dabbb" officeooo:paragraph-rsid="000dabbb"/>
    </style:style>
    <style:style style:name="P6" style:family="paragraph" style:parent-style-name="Standard">
      <style:text-properties officeooo:rsid="000e9bc2" officeooo:paragraph-rsid="000e9bc2"/>
    </style:style>
    <style:style style:name="P7" style:family="paragraph" style:parent-style-name="Standard">
      <style:text-properties officeooo:rsid="000b83c1" officeooo:paragraph-rsid="000b5ead"/>
    </style:style>
    <style:style style:name="P8" style:family="paragraph" style:parent-style-name="Standard">
      <style:text-properties officeooo:rsid="000e9bc2" officeooo:paragraph-rsid="0012475d"/>
    </style:style>
    <style:style style:name="T1" style:family="text">
      <style:text-properties officeooo:rsid="000b83c1"/>
    </style:style>
    <style:style style:name="T2" style:family="text">
      <style:text-properties officeooo:rsid="000d5d98"/>
    </style:style>
    <style:style style:name="T3" style:family="text">
      <style:text-properties officeooo:rsid="000e21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1:</text:p>
      <text:p text:style-name="P2">varDecl<text:tab/>→ <text:s/>typedef</text:p>
      <text:p text:style-name="P2">typedef<text:tab/>→ <text:s/>TYPEDEF type ID SEMICOLON</text:p>
      <text:p text:style-name="P2">type<text:tab/><text:tab/>→ ID <text:s/>| <text:s/>STRUCT ID</text:p>
      <text:p text:style-name="P2"/>
      <text:p text:style-name="P2">Q2:</text:p>
      <text:p text:style-name="P4">(a) we should store it’s type information and kind infomation(var, typedef, struct or func)</text:p>
      <text:p text:style-name="P4"/>
      <text:p text:style-name="P4">(b) </text:p>
      <text:p text:style-name="P7"><text:tab/>info = globalLookup(T.name);</text:p>
      <text:p text:style-name="P4"><text:tab/><text:span text:style-name="T1">if info is null or info.kind != “typedef”</text:span></text:p>
      <text:p text:style-name="P4"><text:tab/><text:tab/><text:span text:style-name="T1">throw an error;</text:span></text:p>
      <text:p text:style-name="P4"/>
      <text:p text:style-name="P4"><text:tab/><text:span text:style-name="T2">info = localLookup(xxx.name);</text:span></text:p>
      <text:p text:style-name="P4"><text:tab/><text:span text:style-name="T2">if info != null</text:span></text:p>
      <text:p text:style-name="P4"><text:tab/><text:tab/><text:span text:style-name="T2">throw an error</text:span></text:p>
      <text:p text:style-name="P4"/>
      <text:p text:style-name="P4"><text:tab/><text:span text:style-name="T2">if no error</text:span></text:p>
      <text:p text:style-name="P4"><text:tab/><text:tab/><text:span text:style-name="T2">add xxx to current symtable, and set kind = ‘typedef’, type=T.type</text:span></text:p>
      <text:p text:style-name="P4"><text:tab/><text:tab/></text:p>
      <text:p text:style-name="P5">(c) same as handling the typedef, <text:s/>just change the kind to var , function or parameter</text:p>
      <text:p text:style-name="P5"/>
      <text:p text:style-name="P5">(d) <text:s/>info = globalLookup(T.name)</text:p>
      <text:p text:style-name="P5"><text:tab/>if info is null <text:span text:style-name="T3">and info.kind != ‘typedef’</text:span></text:p>
      <text:p text:style-name="P5"><text:tab/><text:tab/>throw an error</text:p>
      <text:p text:style-name="P5"><text:tab/></text:p>
      <text:p text:style-name="P5"><text:tab/><text:span text:style-name="T3">info = loaclLookup(xxx.name)</text:span></text:p>
      <text:p text:style-name="P5"><text:tab/><text:span text:style-name="T3">if info != null </text:span></text:p>
      <text:p text:style-name="P5"><text:tab/><text:tab/><text:span text:style-name="T3">throw an error</text:span></text:p>
      <text:p text:style-name="P5"/>
      <text:p text:style-name="P5"><text:tab/><text:span text:style-name="T3">if no error </text:span></text:p>
      <text:p text:style-name="P5"><text:tab/><text:tab/><text:span text:style-name="T3">link the use to the xxx’s decl</text:span></text:p>
      <text:p text:style-name="P5"><text:tab/><text:tab/></text:p>
      <text:p text:style-name="P5"><text:tab/></text:p>
      <text:p text:style-name="P3">Q3:</text:p>
      <text:p text:style-name="P8">1.MonthDayYear<text:tab/><text:tab/>the kind is struct<text:tab/><text:tab/>and the type is struct MonthDayYear</text:p>
      <text:p text:style-name="P6">2.date<text:tab/><text:tab/><text:tab/><text:tab/>the kind is typedef<text:tab/>and the type is struct MonthDayYear</text:p>
      <text:p text:style-name="P6">3.today<text:tab/><text:tab/><text:tab/><text:tab/>the kind is variable<text:tab/>and the type is struct MonthDayYear</text:p>
      <text:p text:style-name="P6">4.dollars<text:tab/><text:tab/><text:tab/><text:tab/>the kind is typedef <text:tab/>and the type is int</text:p>
      <text:p text:style-name="P6">5.salary<text:tab/><text:tab/><text:tab/><text:tab/>the kind is variable<text:tab/>and tye type is int</text:p>
      <text:p text:style-name="P6">6.moreDollars<text:tab/><text:tab/>the kind is typedef <text:tab/>and the type is int</text:p>
      <text:p text:style-name="P6">7.md<text:tab/><text:tab/><text:tab/><text:tab/>the kind is variable<text:tab/>and the type is int</text:p>
      <text:p text:style-name="P6">8.d <text:tab/><text:tab/><text:tab/><text:tab/><text:tab/>the king is variable<text:tab/>and the tyep is int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680e" officeooo:paragraph-rsid="0006680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omework5<text:tab/>HouYongsheng<text:tab/>201822903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1:41:13.083070177</meta:creation-date>
    <dc:date>2019-09-11T13:33:19.989161390</dc:date>
    <meta:editing-duration>PT16M5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8" meta:word-count="208" meta:character-count="1195" meta:non-whitespace-character-count="959"/>
  </office:meta>
</office:document-meta>
</file>